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XMLStreamReader.getElementText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bstractXMLStreamReader.has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XMLStreamReader.getNamespaceURI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XMLStreamReader.getAttributeLocalNam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StreamReader.getTex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StreamReader.require( int expectedType , String namespaceURI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XMLStreamReader.getTextCharacters( int sourceStart , char [ ] target , int target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XMLStreamReader.getNamespaceURI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StreamReader.getAttributePrefix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StreamReade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StreamReader.isStar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StreamReader.getAttributeNamespac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StreamReader.is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StreamReader.getTextCharac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StreamReader.getPrefix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XMLStreamReader.isCharac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StreamReader.nextTag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XMLStreamReader.hasTex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XMLStreamReader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StreamReader.isEn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XMLStreamReader.getAttributeValue( @ Nullable String namespaceURI , String local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